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2.1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Nephelin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pidiomorphic with short prismatic section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May be sensed in one direction. Fractured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A little bit, turning into cla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gray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Partial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Biotite and green amphiboles 3%</text:p>
          </table:table-cell>
          <table:table-cell office:value-type="string" table:style-name="ce8">
            <text:p>Clay 2%</text:p>
          </table:table-cell>
          <table:table-cell table:number-columns-repeated="16381"/>
        </table:table-row>
        <table:table-row table:number-rows-repeated="2" table:style-name="ro2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3" table:style-name="ro8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3">
            <text:p>Nephelin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8">
            <text:p>(Na,K)AlSiO<text:span text:style-name="T1">4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Prismatic idiomorphic in hexagonal sections on volcanic rocks, but allotriomorphic on plutonic rock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0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leavage</text:p>
          </table:table-cell>
          <table:table-cell office:value-type="string" table:style-name="ce5">
            <text:p>Rarely visible in two direc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Frequent in fibrous zeolites, analcime, cancrinite, mica or kaolini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beggining of 1st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Rarely apprecia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08:46Z</dc:date>
    <meta:editing-cycles>5</meta:editing-cycles>
    <meta:editing-duration>PT1353S</meta:editing-duration>
  </office:meta>
</office:document-meta>
</file>